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ff" fo:border="0.0008in solid 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="0.0008in solid #000000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ce2"/>
        <table:table-row table:style-name="ro1">
          <table:table-cell table:style-name="ce1"/>
          <table:table-cell table:style-name="ce1" office:value-type="string">
            <text:p>Binary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>
            <text:p>Decimal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formula="of:=IF([.I3]=1;[.$I$2];0)+IF([.H3]=1;[.$H$2];0)+IF([.G3]=1;[.$G$2];0)+IF([.F3]=1;[.$F$2];0)+IF([.E3]=1;[.$E$2];0)+IF([.D3]=1;[.$D$2];0)+IF([.C3]=1;[.$C$2];0)+IF([.B3]=1;[.$B$2];0)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IF([.I4]=1;[.$I$2];0)+IF([.H4]=1;[.$H$2];0)+IF([.G4]=1;[.$G$2];0)+IF([.F4]=1;[.$F$2];0)+IF([.E4]=1;[.$E$2];0)+IF([.D4]=1;[.$D$2];0)+IF([.C4]=1;[.$C$2];0)+IF([.B4]=1;[.$B$2];0)"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IF([.I5]=1;[.$I$2];0)+IF([.H5]=1;[.$H$2];0)+IF([.G5]=1;[.$G$2];0)+IF([.F5]=1;[.$F$2];0)+IF([.E5]=1;[.$E$2];0)+IF([.D5]=1;[.$D$2];0)+IF([.C5]=1;[.$C$2];0)+IF([.B5]=1;[.$B$2];0)" office:value-type="float" office:value="128">
            <text:p>128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table:formula="of:=IF([.I6]=1;[.$I$2];0)+IF([.H6]=1;[.$H$2];0)+IF([.G6]=1;[.$G$2];0)+IF([.F6]=1;[.$F$2];0)+IF([.E6]=1;[.$E$2];0)+IF([.D6]=1;[.$D$2];0)+IF([.C6]=1;[.$C$2];0)+IF([.B6]=1;[.$B$2];0)" office:value-type="float" office:value="127">
            <text:p>127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</table:table-row>
        <table:table-row table:style-name="ro1">
          <table:table-cell table:formula="of:=IF([.I7]=1;[.$I$2];0)+IF([.H7]=1;[.$H$2];0)+IF([.G7]=1;[.$G$2];0)+IF([.F7]=1;[.$F$2];0)+IF([.E7]=1;[.$E$2];0)+IF([.D7]=1;[.$D$2];0)+IF([.C7]=1;[.$C$2];0)+IF([.B7]=1;[.$B$2];0)"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</table:table-row>
        <table:table-row table:style-name="ro1">
          <table:table-cell table:formula="of:=IF([.I8]=1;[.$I$2];0)+IF([.H8]=1;[.$H$2];0)+IF([.G8]=1;[.$G$2];0)+IF([.F8]=1;[.$F$2];0)+IF([.E8]=1;[.$E$2];0)+IF([.D8]=1;[.$D$2];0)+IF([.C8]=1;[.$C$2];0)+IF([.B8]=1;[.$B$2];0)" office:value-type="float" office:value="255">
            <text:p>255</text:p>
          </table:table-cell>
          <table:table-cell table:number-columns-repeated="8" office:value-type="float" office:value="1">
            <text:p>1</text:p>
          </table:table-cell>
        </table:table-row>
        <table:table-row table:style-name="ro1">
          <table:table-cell table:formula="of:=IF([.I9]=1;[.$I$2];0)+IF([.H9]=1;[.$H$2];0)+IF([.G9]=1;[.$G$2];0)+IF([.F9]=1;[.$F$2];0)+IF([.E9]=1;[.$E$2];0)+IF([.D9]=1;[.$D$2];0)+IF([.C9]=1;[.$C$2];0)+IF([.B9]=1;[.$B$2];0)" office:value-type="float" office:value="192">
            <text:p>192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table:formula="of:=IF([.I10]=1;[.$I$2];0)+IF([.H10]=1;[.$H$2];0)+IF([.G10]=1;[.$G$2];0)+IF([.F10]=1;[.$F$2];0)+IF([.E10]=1;[.$E$2];0)+IF([.D10]=1;[.$D$2];0)+IF([.C10]=1;[.$C$2];0)+IF([.B10]=1;[.$B$2];0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formula="of:=IF([.I11]=1;[.$I$2];0)+IF([.H11]=1;[.$H$2];0)+IF([.G11]=1;[.$G$2];0)+IF([.F11]=1;[.$F$2];0)+IF([.E11]=1;[.$E$2];0)+IF([.D11]=1;[.$D$2];0)+IF([.C11]=1;[.$C$2];0)+IF([.B11]=1;[.$B$2];0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formula="of:=IF([.I12]=1;[.$I$2];0)+IF([.H12]=1;[.$H$2];0)+IF([.G12]=1;[.$G$2];0)+IF([.F12]=1;[.$F$2];0)+IF([.E12]=1;[.$E$2];0)+IF([.D12]=1;[.$D$2];0)+IF([.C12]=1;[.$C$2];0)+IF([.B12]=1;[.$B$2];0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formula="of:=IF([.I13]=1;[.$I$2];0)+IF([.H13]=1;[.$H$2];0)+IF([.G13]=1;[.$G$2];0)+IF([.F13]=1;[.$F$2];0)+IF([.E13]=1;[.$E$2];0)+IF([.D13]=1;[.$D$2];0)+IF([.C13]=1;[.$C$2];0)+IF([.B13]=1;[.$B$2];0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formula="of:=IF([.I14]=1;[.$I$2];0)+IF([.H14]=1;[.$H$2];0)+IF([.G14]=1;[.$G$2];0)+IF([.F14]=1;[.$F$2];0)+IF([.E14]=1;[.$E$2];0)+IF([.D14]=1;[.$D$2];0)+IF([.C14]=1;[.$C$2];0)+IF([.B14]=1;[.$B$2];0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formula="of:=IF([.I15]=1;[.$I$2];0)+IF([.H15]=1;[.$H$2];0)+IF([.G15]=1;[.$G$2];0)+IF([.F15]=1;[.$F$2];0)+IF([.E15]=1;[.$E$2];0)+IF([.D15]=1;[.$D$2];0)+IF([.C15]=1;[.$C$2];0)+IF([.B15]=1;[.$B$2];0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formula="of:=IF([.I16]=1;[.$I$2];0)+IF([.H16]=1;[.$H$2];0)+IF([.G16]=1;[.$G$2];0)+IF([.F16]=1;[.$F$2];0)+IF([.E16]=1;[.$E$2];0)+IF([.D16]=1;[.$D$2];0)+IF([.C16]=1;[.$C$2];0)+IF([.B16]=1;[.$B$2];0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formula="of:=IF([.I17]=1;[.$I$2];0)+IF([.H17]=1;[.$H$2];0)+IF([.G17]=1;[.$G$2];0)+IF([.F17]=1;[.$F$2];0)+IF([.E17]=1;[.$E$2];0)+IF([.D17]=1;[.$D$2];0)+IF([.C17]=1;[.$C$2];0)+IF([.B17]=1;[.$B$2];0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formula="of:=IF([.I18]=1;[.$I$2];0)+IF([.H18]=1;[.$H$2];0)+IF([.G18]=1;[.$G$2];0)+IF([.F18]=1;[.$F$2];0)+IF([.E18]=1;[.$E$2];0)+IF([.D18]=1;[.$D$2];0)+IF([.C18]=1;[.$C$2];0)+IF([.B18]=1;[.$B$2];0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formula="of:=IF([.I19]=1;[.$I$2];0)+IF([.H19]=1;[.$H$2];0)+IF([.G19]=1;[.$G$2];0)+IF([.F19]=1;[.$F$2];0)+IF([.E19]=1;[.$E$2];0)+IF([.D19]=1;[.$D$2];0)+IF([.C19]=1;[.$C$2];0)+IF([.B19]=1;[.$B$2];0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formula="of:=IF([.I20]=1;[.$I$2];0)+IF([.H20]=1;[.$H$2];0)+IF([.G20]=1;[.$G$2];0)+IF([.F20]=1;[.$F$2];0)+IF([.E20]=1;[.$E$2];0)+IF([.D20]=1;[.$D$2];0)+IF([.C20]=1;[.$C$2];0)+IF([.B20]=1;[.$B$2];0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formula="of:=IF([.I21]=1;[.$I$2];0)+IF([.H21]=1;[.$H$2];0)+IF([.G21]=1;[.$G$2];0)+IF([.F21]=1;[.$F$2];0)+IF([.E21]=1;[.$E$2];0)+IF([.D21]=1;[.$D$2];0)+IF([.C21]=1;[.$C$2];0)+IF([.B21]=1;[.$B$2];0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formula="of:=IF([.I22]=1;[.$I$2];0)+IF([.H22]=1;[.$H$2];0)+IF([.G22]=1;[.$G$2];0)+IF([.F22]=1;[.$F$2];0)+IF([.E22]=1;[.$E$2];0)+IF([.D22]=1;[.$D$2];0)+IF([.C22]=1;[.$C$2];0)+IF([.B22]=1;[.$B$2];0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formula="of:=IF([.I23]=1;[.$I$2];0)+IF([.H23]=1;[.$H$2];0)+IF([.G23]=1;[.$G$2];0)+IF([.F23]=1;[.$F$2];0)+IF([.E23]=1;[.$E$2];0)+IF([.D23]=1;[.$D$2];0)+IF([.C23]=1;[.$C$2];0)+IF([.B23]=1;[.$B$2];0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formula="of:=IF([.I24]=1;[.$I$2];0)+IF([.H24]=1;[.$H$2];0)+IF([.G24]=1;[.$G$2];0)+IF([.F24]=1;[.$F$2];0)+IF([.E24]=1;[.$E$2];0)+IF([.D24]=1;[.$D$2];0)+IF([.C24]=1;[.$C$2];0)+IF([.B24]=1;[.$B$2];0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formula="of:=IF([.I25]=1;[.$I$2];0)+IF([.H25]=1;[.$H$2];0)+IF([.G25]=1;[.$G$2];0)+IF([.F25]=1;[.$F$2];0)+IF([.E25]=1;[.$E$2];0)+IF([.D25]=1;[.$D$2];0)+IF([.C25]=1;[.$C$2];0)+IF([.B25]=1;[.$B$2];0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formula="of:=IF([.I26]=1;[.$I$2];0)+IF([.H26]=1;[.$H$2];0)+IF([.G26]=1;[.$G$2];0)+IF([.F26]=1;[.$F$2];0)+IF([.E26]=1;[.$E$2];0)+IF([.D26]=1;[.$D$2];0)+IF([.C26]=1;[.$C$2];0)+IF([.B26]=1;[.$B$2];0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formula="of:=IF([.I27]=1;[.$I$2];0)+IF([.H27]=1;[.$H$2];0)+IF([.G27]=1;[.$G$2];0)+IF([.F27]=1;[.$F$2];0)+IF([.E27]=1;[.$E$2];0)+IF([.D27]=1;[.$D$2];0)+IF([.C27]=1;[.$C$2];0)+IF([.B27]=1;[.$B$2];0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formula="of:=IF([.I28]=1;[.$I$2];0)+IF([.H28]=1;[.$H$2];0)+IF([.G28]=1;[.$G$2];0)+IF([.F28]=1;[.$F$2];0)+IF([.E28]=1;[.$E$2];0)+IF([.D28]=1;[.$D$2];0)+IF([.C28]=1;[.$C$2];0)+IF([.B28]=1;[.$B$2];0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formula="of:=IF([.I29]=1;[.$I$2];0)+IF([.H29]=1;[.$H$2];0)+IF([.G29]=1;[.$G$2];0)+IF([.F29]=1;[.$F$2];0)+IF([.E29]=1;[.$E$2];0)+IF([.D29]=1;[.$D$2];0)+IF([.C29]=1;[.$C$2];0)+IF([.B29]=1;[.$B$2];0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formula="of:=IF([.I30]=1;[.$I$2];0)+IF([.H30]=1;[.$H$2];0)+IF([.G30]=1;[.$G$2];0)+IF([.F30]=1;[.$F$2];0)+IF([.E30]=1;[.$E$2];0)+IF([.D30]=1;[.$D$2];0)+IF([.C30]=1;[.$C$2];0)+IF([.B30]=1;[.$B$2];0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formula="of:=IF([.I31]=1;[.$I$2];0)+IF([.H31]=1;[.$H$2];0)+IF([.G31]=1;[.$G$2];0)+IF([.F31]=1;[.$F$2];0)+IF([.E31]=1;[.$E$2];0)+IF([.D31]=1;[.$D$2];0)+IF([.C31]=1;[.$C$2];0)+IF([.B31]=1;[.$B$2];0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formula="of:=IF([.I32]=1;[.$I$2];0)+IF([.H32]=1;[.$H$2];0)+IF([.G32]=1;[.$G$2];0)+IF([.F32]=1;[.$F$2];0)+IF([.E32]=1;[.$E$2];0)+IF([.D32]=1;[.$D$2];0)+IF([.C32]=1;[.$C$2];0)+IF([.B32]=1;[.$B$2];0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formula="of:=IF([.I33]=1;[.$I$2];0)+IF([.H33]=1;[.$H$2];0)+IF([.G33]=1;[.$G$2];0)+IF([.F33]=1;[.$F$2];0)+IF([.E33]=1;[.$E$2];0)+IF([.D33]=1;[.$D$2];0)+IF([.C33]=1;[.$C$2];0)+IF([.B33]=1;[.$B$2];0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formula="of:=IF([.I34]=1;[.$I$2];0)+IF([.H34]=1;[.$H$2];0)+IF([.G34]=1;[.$G$2];0)+IF([.F34]=1;[.$F$2];0)+IF([.E34]=1;[.$E$2];0)+IF([.D34]=1;[.$D$2];0)+IF([.C34]=1;[.$C$2];0)+IF([.B34]=1;[.$B$2];0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formula="of:=IF([.I35]=1;[.$I$2];0)+IF([.H35]=1;[.$H$2];0)+IF([.G35]=1;[.$G$2];0)+IF([.F35]=1;[.$F$2];0)+IF([.E35]=1;[.$E$2];0)+IF([.D35]=1;[.$D$2];0)+IF([.C35]=1;[.$C$2];0)+IF([.B35]=1;[.$B$2];0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formula="of:=IF([.I36]=1;[.$I$2];0)+IF([.H36]=1;[.$H$2];0)+IF([.G36]=1;[.$G$2];0)+IF([.F36]=1;[.$F$2];0)+IF([.E36]=1;[.$E$2];0)+IF([.D36]=1;[.$D$2];0)+IF([.C36]=1;[.$C$2];0)+IF([.B36]=1;[.$B$2];0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formula="of:=IF([.I37]=1;[.$I$2];0)+IF([.H37]=1;[.$H$2];0)+IF([.G37]=1;[.$G$2];0)+IF([.F37]=1;[.$F$2];0)+IF([.E37]=1;[.$E$2];0)+IF([.D37]=1;[.$D$2];0)+IF([.C37]=1;[.$C$2];0)+IF([.B37]=1;[.$B$2];0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formula="of:=IF([.I38]=1;[.$I$2];0)+IF([.H38]=1;[.$H$2];0)+IF([.G38]=1;[.$G$2];0)+IF([.F38]=1;[.$F$2];0)+IF([.E38]=1;[.$E$2];0)+IF([.D38]=1;[.$D$2];0)+IF([.C38]=1;[.$C$2];0)+IF([.B38]=1;[.$B$2];0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formula="of:=IF([.I39]=1;[.$I$2];0)+IF([.H39]=1;[.$H$2];0)+IF([.G39]=1;[.$G$2];0)+IF([.F39]=1;[.$F$2];0)+IF([.E39]=1;[.$E$2];0)+IF([.D39]=1;[.$D$2];0)+IF([.C39]=1;[.$C$2];0)+IF([.B39]=1;[.$B$2];0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formula="of:=IF([.I40]=1;[.$I$2];0)+IF([.H40]=1;[.$H$2];0)+IF([.G40]=1;[.$G$2];0)+IF([.F40]=1;[.$F$2];0)+IF([.E40]=1;[.$E$2];0)+IF([.D40]=1;[.$D$2];0)+IF([.C40]=1;[.$C$2];0)+IF([.B40]=1;[.$B$2];0)" office:value-type="float" office:value="0">
            <text:p>0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5">04/15/2020</text:date>, <text:time>22:3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irl Marshall</meta:initial-creator>
    <meta:creation-date>2020-04-15T21:47:57.26</meta:creation-date>
    <dc:date>2020-04-15T22:35:32.58</dc:date>
    <dc:creator>Shirl Marshall</dc:creator>
    <meta:editing-duration>PT32M25S</meta:editing-duration>
    <meta:editing-cycles>1</meta:editing-cycles>
    <meta:document-statistic meta:table-count="3" meta:cell-count="352" meta:object-count="0"/>
    <meta:generator>OpenOffice/4.1.6$Win32 OpenOffice.org_project/416m1$Build-9790</meta:generator>
  </office:meta>
</office:document-meta>
</file>